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7" style:family="graphic" style:parent-style-name="standard">
      <style:graphic-properties draw:fill-color="#dc2300" draw:textarea-horizontal-align="justify" draw:textarea-vertical-align="middle" draw:auto-grow-height="false"/>
    </style:style>
    <style:style style:name="gr8" style:family="graphic" style:parent-style-name="standard">
      <style:graphic-properties draw:fill-color="#ff420e" draw:textarea-horizontal-align="justify" draw:textarea-vertical-align="middle" draw:auto-grow-height="false"/>
    </style:style>
    <style:style style:name="gr9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dash" draw:stroke-dash="Ultrafine_20_Dashed" draw:fill-color="#000000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.565cm" svg:height="1.436cm" svg:x="2.668cm" svg:y="2.313cm">
          <draw:text-box>
            <text:p>Vin</text:p>
            <text:p><text:span text:style-name="T1">9-24v</text:span></text:p>
          </draw:text-box>
        </draw:frame>
        <draw:line draw:style-name="gr2" draw:text-style-name="P1" draw:layer="layout" svg:x1="4.78cm" svg:y1="3.024cm" svg:x2="16.52cm" svg:y2="3.135cm">
          <text:p/>
        </draw:line>
        <draw:line draw:style-name="gr2" draw:text-style-name="P1" draw:layer="layout" svg:x1="6.537cm" svg:y1="5.559cm" svg:x2="6.537cm" svg:y2="3.046cm">
          <text:p/>
        </draw:line>
        <draw:line draw:style-name="gr2" draw:text-style-name="P1" draw:layer="layout" svg:x1="5.536cm" svg:y1="5.626cm" svg:x2="7.671cm" svg:y2="5.626cm">
          <text:p/>
        </draw:line>
        <draw:line draw:style-name="gr2" draw:text-style-name="P1" draw:layer="layout" svg:x1="5.492cm" svg:y1="6.315cm" svg:x2="7.604cm" svg:y2="6.315cm">
          <text:p/>
        </draw:line>
        <draw:line draw:style-name="gr2" draw:text-style-name="P1" draw:layer="layout" svg:x1="6.559cm" svg:y1="9.472cm" svg:x2="6.559cm" svg:y2="6.359cm">
          <text:p/>
        </draw:line>
        <draw:line draw:style-name="gr2" draw:text-style-name="P1" draw:layer="layout" svg:x1="9.783cm" svg:y1="5.537cm" svg:x2="9.739cm" svg:y2="3.113cm">
          <text:p/>
        </draw:line>
        <draw:line draw:style-name="gr2" draw:text-style-name="P1" draw:layer="layout" svg:x1="8.493cm" svg:y1="5.648cm" svg:x2="10.672cm" svg:y2="5.648cm">
          <text:p/>
        </draw:line>
        <draw:line draw:style-name="gr2" draw:text-style-name="P1" draw:layer="layout" svg:x1="8.916cm" svg:y1="6.848cm" svg:x2="9.672cm" svg:y2="5.781cm">
          <text:p/>
        </draw:line>
        <draw:line draw:style-name="gr2" draw:text-style-name="P1" draw:layer="layout" svg:x1="10.472cm" svg:y1="6.848cm" svg:x2="9.805cm" svg:y2="5.67cm">
          <text:p/>
        </draw:line>
        <draw:line draw:style-name="gr2" draw:text-style-name="P1" draw:layer="layout" svg:x1="8.894cm" svg:y1="6.893cm" svg:x2="10.383cm" svg:y2="6.871cm">
          <text:p/>
        </draw:line>
        <draw:line draw:style-name="gr2" draw:text-style-name="P1" draw:layer="layout" svg:x1="9.672cm" svg:y1="9.494cm" svg:x2="9.627cm" svg:y2="6.871cm">
          <text:p/>
        </draw:line>
        <draw:line draw:style-name="gr2" draw:text-style-name="P1" draw:layer="layout" svg:x1="6.537cm" svg:y1="9.517cm" svg:x2="16.564cm" svg:y2="9.472cm">
          <text:p/>
        </draw:line>
        <draw:line draw:style-name="gr2" draw:text-style-name="P1" draw:layer="layout" svg:x1="12.518cm" svg:y1="12.674cm" svg:x2="12.473cm" svg:y2="9.494cm">
          <text:p/>
        </draw:line>
        <draw:line draw:style-name="gr2" draw:text-style-name="P1" draw:layer="layout" svg:x1="10.828cm" svg:y1="14.119cm" svg:x2="12.473cm" svg:y2="12.718cm">
          <text:p/>
        </draw:line>
        <draw:line draw:style-name="gr2" draw:text-style-name="P1" draw:layer="layout" svg:x1="10.806cm" svg:y1="16.809cm" svg:x2="10.783cm" svg:y2="13.474cm">
          <text:p/>
        </draw:line>
        <draw:line draw:style-name="gr3" draw:text-style-name="P1" draw:layer="layout" svg:x1="10.806cm" svg:y1="16.12cm" svg:x2="12.562cm" svg:y2="17.454cm">
          <text:p/>
        </draw:line>
        <draw:line draw:style-name="gr2" draw:text-style-name="P1" draw:layer="layout" svg:x1="12.562cm" svg:y1="22.59cm" svg:x2="12.562cm" svg:y2="17.476cm">
          <text:p/>
        </draw:line>
        <draw:line draw:style-name="gr2" draw:text-style-name="P1" draw:layer="layout" svg:x1="11.206cm" svg:y1="22.657cm" svg:x2="14.052cm" svg:y2="22.679cm">
          <text:p/>
        </draw:line>
        <draw:line draw:style-name="gr2" draw:text-style-name="P1" draw:layer="layout" svg:x1="11.895cm" svg:y1="23.035cm" svg:x2="13.363cm" svg:y2="23.035cm">
          <text:p/>
        </draw:line>
        <draw:line draw:style-name="gr2" draw:text-style-name="P1" draw:layer="layout" svg:x1="12.451cm" svg:y1="23.457cm" svg:x2="12.94cm" svg:y2="23.479cm">
          <text:p/>
        </draw:line>
        <draw:line draw:style-name="gr2" draw:text-style-name="P1" draw:layer="layout" svg:x1="6.137cm" svg:y1="15.253cm" svg:x2="6.715cm" svg:y2="14.697cm">
          <text:p/>
        </draw:line>
        <draw:line draw:style-name="gr2" draw:text-style-name="P1" draw:layer="layout" svg:x1="7.137cm" svg:y1="15.72cm" svg:x2="6.737cm" svg:y2="14.675cm">
          <text:p/>
        </draw:line>
        <draw:line draw:style-name="gr2" draw:text-style-name="P1" draw:layer="layout" svg:x1="7.737cm" svg:y1="14.608cm" svg:x2="7.159cm" svg:y2="15.787cm">
          <text:p/>
        </draw:line>
        <draw:line draw:style-name="gr2" draw:text-style-name="P1" draw:layer="layout" svg:x1="8.071cm" svg:y1="15.831cm" svg:x2="7.782cm" svg:y2="14.63cm">
          <text:p/>
        </draw:line>
        <draw:line draw:style-name="gr2" draw:text-style-name="P1" draw:layer="layout" svg:x1="8.516cm" svg:y1="14.63cm" svg:x2="8.049cm" svg:y2="15.764cm">
          <text:p/>
        </draw:line>
        <draw:line draw:style-name="gr2" draw:text-style-name="P1" draw:layer="layout" svg:x1="8.938cm" svg:y1="15.898cm" svg:x2="8.493cm" svg:y2="14.742cm">
          <text:p/>
        </draw:line>
        <draw:line draw:style-name="gr2" draw:text-style-name="P1" draw:layer="layout" svg:x1="9.227cm" svg:y1="15.253cm" svg:x2="8.916cm" svg:y2="16.009cm">
          <text:p/>
        </draw:line>
        <draw:line draw:style-name="gr2" draw:text-style-name="P1" draw:layer="layout" svg:x1="10.695cm" svg:y1="15.253cm" svg:x2="9.116cm" svg:y2="15.275cm">
          <text:p/>
        </draw:line>
        <draw:line draw:style-name="gr2" draw:text-style-name="P1" draw:layer="layout" svg:x1="2.335cm" svg:y1="15.32cm" svg:x2="6.137cm" svg:y2="15.342cm">
          <text:p/>
        </draw:line>
        <draw:line draw:style-name="gr2" draw:text-style-name="P1" draw:layer="layout" svg:x1="2.268cm" svg:y1="20.433cm" svg:x2="12.54cm" svg:y2="20.478cm">
          <text:p/>
        </draw:line>
        <draw:line draw:style-name="gr2" draw:text-style-name="P1" draw:layer="layout" svg:x1="4.202cm" svg:y1="16.142cm" svg:x2="4.18cm" svg:y2="15.342cm">
          <text:p/>
        </draw:line>
        <draw:line draw:style-name="gr2" draw:text-style-name="P1" draw:layer="layout" svg:x1="3.78cm" svg:y1="16.654cm" svg:x2="4.202cm" svg:y2="16.187cm">
          <text:p/>
        </draw:line>
        <draw:line draw:style-name="gr2" draw:text-style-name="P1" draw:layer="layout" svg:x1="4.491cm" svg:y1="16.787cm" svg:x2="3.758cm" svg:y2="16.631cm">
          <text:p/>
        </draw:line>
        <draw:line draw:style-name="gr2" draw:text-style-name="P1" draw:layer="layout" svg:x1="3.758cm" svg:y1="17.276cm" svg:x2="4.491cm" svg:y2="16.854cm">
          <text:p/>
        </draw:line>
        <draw:line draw:style-name="gr2" draw:text-style-name="P1" draw:layer="layout" svg:x1="4.58cm" svg:y1="17.676cm" svg:x2="3.691cm" svg:y2="17.343cm">
          <text:p/>
        </draw:line>
        <draw:line draw:style-name="gr2" draw:text-style-name="P1" draw:layer="layout" svg:x1="3.891cm" svg:y1="17.943cm" svg:x2="4.425cm" svg:y2="17.676cm">
          <text:p/>
        </draw:line>
        <draw:line draw:style-name="gr2" draw:text-style-name="P1" draw:layer="layout" svg:x1="4.469cm" svg:y1="18.321cm" svg:x2="3.802cm" svg:y2="17.832cm">
          <text:p/>
        </draw:line>
        <draw:line draw:style-name="gr2" draw:text-style-name="P1" draw:layer="layout" svg:x1="4.024cm" svg:y1="18.499cm" svg:x2="4.447cm" svg:y2="18.299cm">
          <text:p/>
        </draw:line>
        <draw:line draw:style-name="gr2" draw:text-style-name="P1" draw:layer="layout" svg:x1="4.002cm" svg:y1="19.01cm" svg:x2="3.98cm" svg:y2="18.521cm">
          <text:p/>
        </draw:line>
        <draw:line draw:style-name="gr2" draw:text-style-name="P1" draw:layer="layout" svg:x1="3.535cm" svg:y1="18.988cm" svg:x2="4.469cm" svg:y2="18.966cm">
          <text:p/>
        </draw:line>
        <draw:line draw:style-name="gr2" draw:text-style-name="P1" draw:layer="layout" svg:x1="3.958cm" svg:y1="19.7cm" svg:x2="3.624cm" svg:y2="19.01cm">
          <text:p/>
        </draw:line>
        <draw:line draw:style-name="gr2" draw:text-style-name="P1" draw:layer="layout" svg:x1="4.425cm" svg:y1="19.033cm" svg:x2="4.024cm" svg:y2="19.722cm">
          <text:p/>
        </draw:line>
        <draw:line draw:style-name="gr2" draw:text-style-name="P1" draw:layer="layout" svg:x1="3.469cm" svg:y1="19.789cm" svg:x2="4.447cm" svg:y2="19.766cm">
          <text:p/>
        </draw:line>
        <draw:line draw:style-name="gr2" draw:text-style-name="P1" draw:layer="layout" svg:x1="3.958cm" svg:y1="20.522cm" svg:x2="3.935cm" svg:y2="19.855cm">
          <text:p/>
        </draw:line>
        <draw:frame draw:style-name="gr1" draw:text-style-name="P2" draw:layer="layout" svg:width="0.875cm" svg:height="0.645cm" svg:x="7.293cm" svg:y="13.808cm">
          <draw:text-box>
            <text:p><text:span text:style-name="T2">1k</text:span></text:p>
          </draw:text-box>
        </draw:frame>
        <draw:frame draw:style-name="gr1" draw:text-style-name="P2" draw:layer="layout" svg:width="1.086cm" svg:height="0.645cm" svg:x="4.691cm" svg:y="17.41cm">
          <draw:text-box>
            <text:p><text:span text:style-name="T2">120</text:span></text:p>
          </draw:text-box>
        </draw:frame>
        <draw:custom-shape draw:style-name="gr4" draw:text-style-name="P1" draw:layer="layout" svg:width="1.49cm" svg:height="1.401cm" svg:x="3.246cm" svg:y="18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draw:layer="layout" svg:width="2.907cm" svg:height="0.725cm" draw:transform="rotate (-1.57289072189818) translate (2.93cm 16.236cm)">
          <draw:text-box>
            <text:p><text:span text:style-name="T1">To Controller</text:span></text:p>
          </draw:text-box>
        </draw:frame>
        <draw:custom-shape draw:style-name="gr5" draw:text-style-name="P1" draw:layer="layout" svg:width="0.222cm" svg:height="0.245cm" svg:x="2.268cm" svg:y="15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55cm" svg:height="0.311cm" svg:x="2.046cm" svg:y="20.255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frame draw:style-name="gr1" draw:text-style-name="P2" draw:layer="layout" svg:width="2.25cm" svg:height="0.645cm" svg:x="1.512cm" svg:y="14.475cm">
          <draw:text-box>
            <text:p><text:span text:style-name="T2">Pin 3 PWM</text:span></text:p>
          </draw:text-box>
        </draw:frame>
        <draw:custom-shape draw:style-name="gr7" draw:text-style-name="P1" draw:layer="layout" svg:width="0.445cm" svg:height="0.467cm" svg:x="4.58cm" svg:y="2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draw:layer="layout" svg:width="2.623cm" svg:height="0.645cm" svg:x="3.712cm" svg:y="2.023cm">
          <draw:text-box>
            <text:p text:style-name="P2">Power Jack +</text:p>
          </draw:text-box>
        </draw:frame>
        <draw:frame draw:style-name="gr1" draw:text-style-name="P2" draw:layer="layout" svg:width="2.538cm" svg:height="0.645cm" svg:x="1.223cm" svg:y="20.701cm">
          <draw:text-box>
            <text:p text:style-name="P2">Power Jack -</text:p>
          </draw:text-box>
        </draw:frame>
        <draw:custom-shape draw:style-name="gr8" draw:text-style-name="P4" draw:layer="layout" svg:width="0.356cm" svg:height="0.356cm" svg:x="16.32cm" svg:y="2.9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draw:layer="layout" svg:width="2.233cm" svg:height="0.645cm" svg:x="15.386cm" svg:y="3.247cm">
          <draw:text-box>
            <text:p text:style-name="P2">Fan Jack +</text:p>
          </draw:text-box>
        </draw:frame>
        <draw:line draw:style-name="gr9" draw:text-style-name="P4" draw:layer="layout" svg:x1="2.49cm" svg:y1="16.298cm" svg:x2="2.357cm" svg:y2="15.475cm">
          <text:p/>
        </draw:line>
        <draw:line draw:style-name="gr9" draw:text-style-name="P4" draw:layer="layout" svg:x1="2.446cm" svg:y1="19.144cm" svg:x2="2.312cm" svg:y2="20.256cm">
          <text:p/>
        </draw:line>
        <draw:custom-shape draw:style-name="gr10" draw:text-style-name="P4" draw:layer="layout" svg:width="0.267cm" svg:height="0.267cm" svg:x="16.253cm" svg:y="9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" draw:layer="layout" svg:width="2.149cm" svg:height="0.645cm" svg:x="15.297cm" svg:y="8.739cm">
          <draw:text-box>
            <text:p text:style-name="P2">Fan Jack -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aron Birenboim</meta:initial-creator>
    <meta:creation-date>2012-02-05T07:59:36</meta:creation-date>
    <dc:date>2012-02-05T08:34:55</dc:date>
    <dc:creator>Aaron Birenboim</dc:creator>
    <meta:editing-duration>PT00H20M02S</meta:editing-duration>
    <meta:editing-cycles>2</meta:editing-cycles>
    <meta:generator>OpenOffice.org/3.2$Unix OpenOffice.org_project/320m12$Build-9483</meta:generator>
    <meta:document-statistic meta:object-count="61"/>
  </office:meta>
</office:document-meta>
</file>